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ResourceResolverTests.resolveFromClasspath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ResourceResolverTests.getResource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ResolverTests.checkRelativ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ResourceResolverTests.ignoreInvalidEscape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ResourceResolverTests.resolvePathRoo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ResourceResolverTests.testCheckResource( Resource location , String reques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ResourceResolverTests.checkResourceWithAllowed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ResourceResolverTests.testWithEncodedPath( Resourc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ResourceResolverTests.checkFil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ResolverTests.resolveFrom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ResourceResolverTests.check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hResourceResolverTests.resolveWithEncod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